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Droid Sans Fallback1" svg:font-family="'Droid Sans Fallback'" style:font-family-generic="modern" style:font-pitch="fixed"/>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office:font-face-decls>
  <office:automatic-styles>
    <style:style style:name="Tabelle1" style:family="table">
      <style:table-properties style:width="17.59cm" table:align="margins"/>
    </style:style>
    <style:style style:name="Tabelle1.A" style:family="table-column">
      <style:table-column-properties style:column-width="8.795cm" style:rel-column-width="32767*"/>
    </style:style>
    <style:style style:name="Tabelle1.B" style:family="table-column">
      <style:table-column-properties style:column-width="8.79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59cm" table:align="margins"/>
    </style:style>
    <style:style style:name="Tabelle2.A" style:family="table-column">
      <style:table-column-properties style:column-width="4.397cm" style:rel-column-width="16383*"/>
    </style:style>
    <style:style style:name="Tabelle2.D" style:family="table-column">
      <style:table-column-properties style:column-width="4.397cm" style:rel-column-width="16386*"/>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6" style:family="table-row">
      <style:table-row-properties style:min-row-height="0.804cm"/>
    </style:style>
    <style:style style:name="P1" style:family="paragraph" style:parent-style-name="Standard">
      <style:text-properties officeooo:rsid="001d64b5" officeooo:paragraph-rsid="001d64b5"/>
    </style:style>
    <style:style style:name="P2" style:family="paragraph" style:parent-style-name="Standard">
      <style:text-properties officeooo:rsid="001d64b5" officeooo:paragraph-rsid="0041cce6"/>
    </style:style>
    <style:style style:name="P3" style:family="paragraph" style:parent-style-name="Standard">
      <style:text-properties officeooo:rsid="0027dc9e" officeooo:paragraph-rsid="0027dc9e"/>
    </style:style>
    <style:style style:name="P4" style:family="paragraph" style:parent-style-name="Standard">
      <style:text-properties officeooo:rsid="00246e16" officeooo:paragraph-rsid="002fd994"/>
    </style:style>
    <style:style style:name="P5" style:family="paragraph" style:parent-style-name="Standard">
      <style:text-properties officeooo:rsid="00395f85" officeooo:paragraph-rsid="00395f85"/>
    </style:style>
    <style:style style:name="P6" style:family="paragraph" style:parent-style-name="Quotations">
      <style:text-properties officeooo:rsid="00395f85" officeooo:paragraph-rsid="00398809"/>
    </style:style>
    <style:style style:name="P7" style:family="paragraph" style:parent-style-name="Quotations">
      <style:text-properties officeooo:rsid="00398809" officeooo:paragraph-rsid="00398809"/>
    </style:style>
    <style:style style:name="P8" style:family="paragraph" style:parent-style-name="Standard">
      <style:text-properties officeooo:rsid="00398809" officeooo:paragraph-rsid="00398809"/>
    </style:style>
    <style:style style:name="P9" style:family="paragraph" style:parent-style-name="Quotations">
      <style:paragraph-properties fo:margin-left="0cm" fo:margin-right="1cm" fo:text-indent="0cm" style:auto-text-indent="false"/>
      <style:text-properties officeooo:rsid="0045dde1" officeooo:paragraph-rsid="0045dde1"/>
    </style:style>
    <style:style style:name="P10" style:family="paragraph" style:parent-style-name="Standard">
      <style:text-properties officeooo:rsid="003fce88" officeooo:paragraph-rsid="003fce88"/>
    </style:style>
    <style:style style:name="P11" style:family="paragraph" style:parent-style-name="Standard">
      <style:text-properties officeooo:rsid="00424edb" officeooo:paragraph-rsid="00424edb"/>
    </style:style>
    <style:style style:name="P12" style:family="paragraph" style:parent-style-name="Table_20_Contents">
      <style:text-properties officeooo:rsid="00424edb" officeooo:paragraph-rsid="00424edb"/>
    </style:style>
    <style:style style:name="P13" style:family="paragraph" style:parent-style-name="Table_20_Contents">
      <style:paragraph-properties fo:text-align="center" style:justify-single-word="false"/>
      <style:text-properties officeooo:rsid="00424edb" officeooo:paragraph-rsid="00424edb"/>
    </style:style>
    <style:style style:name="P14" style:family="paragraph" style:parent-style-name="Standard">
      <style:text-properties officeooo:rsid="00443476" officeooo:paragraph-rsid="00443476"/>
    </style:style>
    <style:style style:name="P15" style:family="paragraph" style:parent-style-name="Table_20_Contents">
      <style:text-properties officeooo:rsid="00443476" officeooo:paragraph-rsid="00443476"/>
    </style:style>
    <style:style style:name="P16" style:family="paragraph" style:parent-style-name="Table_20_Contents">
      <style:text-properties officeooo:rsid="0041cce6" officeooo:paragraph-rsid="0041cce6"/>
    </style:style>
    <style:style style:name="P17" style:family="paragraph" style:parent-style-name="Standard">
      <style:text-properties officeooo:rsid="003632dc" officeooo:paragraph-rsid="0041cce6"/>
    </style:style>
    <style:style style:name="P18" style:family="paragraph" style:parent-style-name="Standard">
      <style:text-properties officeooo:rsid="0041cce6" officeooo:paragraph-rsid="0041cce6"/>
    </style:style>
    <style:style style:name="T1" style:family="text">
      <style:text-properties officeooo:rsid="002fd994"/>
    </style:style>
    <style:style style:name="T2" style:family="text">
      <style:text-properties officeooo:rsid="003632dc"/>
    </style:style>
    <style:style style:name="T3" style:family="text">
      <style:text-properties officeooo:rsid="0037d0c6"/>
    </style:style>
    <style:style style:name="T4" style:family="text">
      <style:text-properties officeooo:rsid="00395f85"/>
    </style:style>
    <style:style style:name="T5" style:family="text">
      <style:text-properties officeooo:rsid="003b3f89"/>
    </style:style>
    <style:style style:name="T6" style:family="text">
      <style:text-properties officeooo:rsid="003d5c77"/>
    </style:style>
    <style:style style:name="T7" style:family="text">
      <style:text-properties officeooo:rsid="003fce88"/>
    </style:style>
    <style:style style:name="T8" style:family="text">
      <style:text-properties officeooo:rsid="0041cce6"/>
    </style:style>
    <style:style style:name="T9" style:family="text">
      <style:text-properties officeooo:rsid="00424edb"/>
    </style:style>
    <style:style style:name="T10" style:family="text">
      <style:text-properties officeooo:rsid="00443476"/>
    </style:style>
    <style:style style:name="T11" style:family="text">
      <style:text-properties officeooo:rsid="0045dd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GIT/GITLAB</text:span>: Fragen und Übungen </text:p>
      <text:p text:style-name="P1"/>
      <text:p text:style-name="P1"/>
      <text:p text:style-name="P1"/>
      <text:p text:style-name="P1"/>
      <text:p text:style-name="P10">Kay Knöpfle</text:p>
      <text:p text:style-name="P10">Max Knerrich</text:p>
      <text:p text:style-name="P10">Benjamin Mehl </text:p>
      <text:p text:style-name="P10">Lucca Greschner</text:p>
      <text:p text:style-name="P3">Vorname, Name, Matrikelnummer</text:p>
      <text:p text:style-name="P3"/>
      <text:p text:style-name="P1"/>
      <text:p text:style-name="P1">1. <text:span text:style-name="T2">Was genau sind die Gründe um Gitlab zu verwenden?</text:span></text:p>
      <text:p text:style-name="P1"/>
      <text:p text:style-name="P10">Advantages of using Gitlab over nothing:</text:p>
      <text:p text:style-name="P1">- <text:span text:style-name="T7">Makes collaboration using git easier / possible → Provides Git Upstream</text:span></text:p>
      <text:p text:style-name="P1">- <text:span text:style-name="T7">Issue tracking</text:span></text:p>
      <text:p text:style-name="P1">- <text:span text:style-name="T7">Pull requests</text:span></text:p>
      <text:p text:style-name="P1">- <text:span text:style-name="T7">Better UX</text:span></text:p>
      <text:p text:style-name="P1">- <text:span text:style-name="T7">Providing easy access to documentation and wiki</text:span></text:p>
      <text:p text:style-name="P1">- <text:span text:style-name="T8">Providing easy to use downloads of releases</text:span></text:p>
      <text:p text:style-name="P1"/>
      <text:p text:style-name="P10">Advantages of using Gitlab over something similar:</text:p>
      <text:p text:style-name="P1">- <text:span text:style-name="T7">Open Source Software</text:span></text:p>
      <text:p text:style-name="P1">- <text:span text:style-name="T7">Self-Hosted</text:span></text:p>
      <text:p text:style-name="P1"/>
      <text:p text:style-name="P1">2. <text:span text:style-name="T2">Welche Daten gehören (nicht) ins Repo?</text:span></text:p>
      <text:p text:style-name="P1"/>
      <table:table table:name="Tabelle1" table:style-name="Tabelle1">
        <table:table-column table:style-name="Tabelle1.A"/>
        <table:table-column table:style-name="Tabelle1.B"/>
        <table:table-row table:style-name="TableLine94377383162240">
          <table:table-cell table:style-name="Tabelle1.A1" office:value-type="string">
            <text:p text:style-name="P16">Can / should be in the repository</text:p>
          </table:table-cell>
          <table:table-cell table:style-name="Tabelle1.B1" office:value-type="string">
            <text:p text:style-name="P16">Shouldn’t be in the repository</text:p>
          </table:table-cell>
        </table:table-row>
        <table:table-row table:style-name="TableLine94377383409728">
          <table:table-cell table:style-name="Tabelle1.A2" office:value-type="string">
            <text:p text:style-name="P2">.<text:span text:style-name="T2">java Files </text:span></text:p>
          </table:table-cell>
          <table:table-cell table:style-name="Tabelle1.B2" office:value-type="string">
            <text:p text:style-name="P2">.<text:span text:style-name="T2">project Files (Endung je nach Tool)</text:span></text:p>
          </table:table-cell>
        </table:table-row>
        <table:table-row table:style-name="TableLine94377383438400">
          <table:table-cell table:style-name="Tabelle1.A2" office:value-type="string">
            <text:p text:style-name="P2">.<text:span text:style-name="T2">xml Files</text:span></text:p>
          </table:table-cell>
          <table:table-cell table:style-name="Tabelle1.B2" office:value-type="string">
            <text:p text:style-name="P17">Zeichnungen</text:p>
          </table:table-cell>
        </table:table-row>
        <table:table-row table:style-name="TableLine94377383439056">
          <table:table-cell table:style-name="Tabelle1.A2" office:value-type="string">
            <text:p text:style-name="P2">.<text:span text:style-name="T8">j</text:span><text:span text:style-name="T2">son Files</text:span></text:p>
          </table:table-cell>
          <table:table-cell table:style-name="Tabelle1.B2" office:value-type="string">
            <text:p text:style-name="P17">Notizen</text:p>
          </table:table-cell>
        </table:table-row>
        <table:table-row table:style-name="TableLine94377383439712">
          <table:table-cell table:style-name="Tabelle1.A2" office:value-type="string">
            <text:p text:style-name="P17">Bilddateien für Gameprojekte</text:p>
          </table:table-cell>
          <table:table-cell table:style-name="Tabelle1.B2" office:value-type="string">
            <text:p text:style-name="P17">Configurationsfiles</text:p>
          </table:table-cell>
        </table:table-row>
        <table:table-row table:style-name="TableLine94377383440368">
          <table:table-cell table:style-name="Tabelle1.A2" office:value-type="string">
            <text:p text:style-name="P17">Musikdateien für Projekte</text:p>
          </table:table-cell>
          <table:table-cell table:style-name="Tabelle1.B2" office:value-type="string">
            <text:p text:style-name="P17">Eine Bachelorarbeit</text:p>
          </table:table-cell>
        </table:table-row>
        <table:table-row table:style-name="TableLine94377383441136">
          <table:table-cell table:style-name="Tabelle1.A2" office:value-type="string">
            <text:p text:style-name="P17">UML Modelle</text:p>
          </table:table-cell>
          <table:table-cell table:style-name="Tabelle1.B2" office:value-type="string">
            <text:p text:style-name="P17">Kapitel eines Buches</text:p>
          </table:table-cell>
        </table:table-row>
        <table:table-row table:style-name="TableLine94377383441952">
          <table:table-cell table:style-name="Tabelle1.A2" office:value-type="string">
            <text:p text:style-name="P17">Dokumentation</text:p>
          </table:table-cell>
          <table:table-cell table:style-name="Tabelle1.B2" office:value-type="string">
            <text:p text:style-name="P17">Passwörter für Cloud-Services</text:p>
          </table:table-cell>
        </table:table-row>
        <table:table-row table:style-name="TableLine94377383442768">
          <table:table-cell table:style-name="Tabelle1.A2" office:value-type="string">
            <text:p text:style-name="Table_20_Contents"/>
          </table:table-cell>
          <table:table-cell table:style-name="Tabelle1.B2" office:value-type="string">
            <text:p text:style-name="P17">Passwörter für lokale Services (Self-hosted)</text:p>
          </table:table-cell>
        </table:table-row>
        <table:table-row table:style-name="TableLine94377383443776">
          <table:table-cell table:style-name="Tabelle1.A2" office:value-type="string">
            <text:p text:style-name="Table_20_Contents"/>
          </table:table-cell>
          <table:table-cell table:style-name="Tabelle1.B2" office:value-type="string">
            <text:p text:style-name="P17">logfiles</text:p>
          </table:table-cell>
        </table:table-row>
        <table:table-row table:style-name="TableLine94377383444592">
          <table:table-cell table:style-name="Tabelle1.A2" office:value-type="string">
            <text:p text:style-name="Table_20_Contents"/>
          </table:table-cell>
          <table:table-cell table:style-name="Tabelle1.B2" office:value-type="string">
            <text:p text:style-name="P17">Messdaten vom Profiling</text:p>
          </table:table-cell>
        </table:table-row>
      </table:table>
      <text:p text:style-name="P1"/>
      <text:p text:style-name="P1"/>
      <text:p text:style-name="P1"/>
      <text:p text:style-name="P1"/>
      <text:p text:style-name="P1"/>
      <text:p text:style-name="P1"><text:soft-page-break/>3. <text:span text:style-name="T3">Was soll der „Mist“ mit den Stages (dass add/commit nur lokal wirken)?</text:span></text:p>
      <text:p text:style-name="P1"/>
      <text:p text:style-name="P18">By not commiting to upstream directly we can ensure code quality and make sure we don’t push things we don’t want to push yet (e.g. something with a bug to be fixed or a file we changed but is not needed for the current commit). Besides that we only have to resolve merge conflicts once rather than after every change.</text:p>
      <text:p text:style-name="P2"/>
      <text:p text:style-name="P2">4. <text:span text:style-name="T3">Würden Sie in einer Firma Gitlab selber hosten oder GIT als Service im Netz? Begründung.</text:span></text:p>
      <text:p text:style-name="P1"/>
      <text:p text:style-name="P1"><text:span text:style-name="T8">Both ways have their distinct advantages and disadvantages. While the self-hosted approach ensures </text:span><text:span text:style-name="T9">maximum independency, the Saas approach comes with the smallest cost for maintenance and maximum ease of use. </text:span></text:p>
      <text:p text:style-name="P11">Using a self-hosted gitlab we can also ensure that nothing leaves the company by hosting it exclusivly for internal use (i.e. in the company’s intranet). On the other hand, for small oss-projects using platforms like github can boost contribution by the community as it can be found by the many users on the platform.</text:p>
      <text:p text:style-name="P1"/>
      <text:p text:style-name="P4"><text:span text:style-name="T1">5</text:span>. <text:span text:style-name="T4">Verwenden Sie Branches im Projekt oder arbeiten alle Teammitglieder auf dem Master Branch? Zeigen Sie Vor- und Nachteile der Verfahren</text:span></text:p>
      <text:p text:style-name="P4"/>
      <table:table table:name="Tabelle2" table:style-name="Tabelle2">
        <table:table-column table:style-name="Tabelle2.A" table:number-columns-repeated="3"/>
        <table:table-column table:style-name="Tabelle2.D"/>
        <table:table-row table:style-name="TableLine94377383221488">
          <table:table-cell table:style-name="Tabelle2.A1" table:number-columns-spanned="2" office:value-type="string">
            <text:p text:style-name="P13">Pushing to main branch</text:p>
          </table:table-cell>
          <table:covered-table-cell/>
          <table:table-cell table:style-name="Tabelle2.C1" table:number-columns-spanned="2" office:value-type="string">
            <text:p text:style-name="P13">Pushing to several branches</text:p>
          </table:table-cell>
          <table:covered-table-cell/>
        </table:table-row>
        <table:table-row table:style-name="TableLine94377383458560">
          <table:table-cell table:style-name="Tabelle2.A2" office:value-type="string">
            <text:p text:style-name="P13">Pro</text:p>
          </table:table-cell>
          <table:table-cell table:style-name="Tabelle2.A2" office:value-type="string">
            <text:p text:style-name="P13">Contra</text:p>
          </table:table-cell>
          <table:table-cell table:style-name="Tabelle2.A2" office:value-type="string">
            <text:p text:style-name="P13">Pro</text:p>
          </table:table-cell>
          <table:table-cell table:style-name="Tabelle2.D2" office:value-type="string">
            <text:p text:style-name="P13">Contra</text:p>
          </table:table-cell>
        </table:table-row>
        <table:table-row table:style-name="TableLine94377383474240">
          <table:table-cell table:style-name="Tabelle2.A2" office:value-type="string">
            <text:p text:style-name="P12">Easy <text:span text:style-name="T10">as in „quick and dirty“</text:span></text:p>
          </table:table-cell>
          <table:table-cell table:style-name="Tabelle2.A2" office:value-type="string">
            <text:p text:style-name="P12">Mistakes can have devastating consequences</text:p>
          </table:table-cell>
          <table:table-cell table:style-name="Tabelle2.A2" office:value-type="string">
            <text:p text:style-name="P15">Different features can be developed and tried out independently</text:p>
          </table:table-cell>
          <table:table-cell table:style-name="Tabelle2.D2" office:value-type="string">
            <text:p text:style-name="P15">Can become messy and confusing with big, diverse project → oftentimes requires a engaged maintainer</text:p>
          </table:table-cell>
        </table:table-row>
        <table:table-row table:style-name="TableLine94377383475120">
          <table:table-cell table:style-name="Tabelle2.A2" office:value-type="string">
            <text:p text:style-name="P12">Can save time</text:p>
          </table:table-cell>
          <table:table-cell table:style-name="Tabelle2.A2" office:value-type="string">
            <text:p text:style-name="P12">Makes CI/CD harder → should be avoided</text:p>
          </table:table-cell>
          <table:table-cell table:style-name="Tabelle2.A2" office:value-type="string">
            <text:p text:style-name="P15">Easier to roll back planned features that turned out worse than expected</text:p>
          </table:table-cell>
          <table:table-cell table:style-name="Tabelle2.D2" office:value-type="string">
            <text:p text:style-name="Table_20_Contents"/>
          </table:table-cell>
        </table:table-row>
        <table:table-row table:style-name="TableLine94377383476096">
          <table:table-cell table:style-name="Tabelle2.A2" office:value-type="string">
            <text:p text:style-name="Table_20_Contents"/>
          </table:table-cell>
          <table:table-cell table:style-name="Tabelle2.A2" office:value-type="string">
            <text:p text:style-name="P12">Makes it harder <text:span text:style-name="T10">to develop multiple features simultaneously</text:span></text:p>
          </table:table-cell>
          <table:table-cell table:style-name="Tabelle2.A2" office:value-type="string">
            <text:p text:style-name="P15">Makes collaboration easier</text:p>
          </table:table-cell>
          <table:table-cell table:style-name="Tabelle2.D2" office:value-type="string">
            <text:p text:style-name="Table_20_Contents"/>
          </table:table-cell>
        </table:table-row>
        <table:table-row table:style-name="Tabelle2.6">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P15">By having to request a merge request it is ensured that everyone can take a look at new features before they get merges into main</text:p>
          </table:table-cell>
          <table:table-cell table:style-name="Tabelle2.D2" office:value-type="string">
            <text:p text:style-name="Table_20_Contents"/>
          </table:table-cell>
        </table:table-row>
      </table:table>
      <text:p text:style-name="P4"/>
      <text:p text:style-name="P4"/>
      <text:p text:style-name="P4"/>
      <text:p text:style-name="P4"/>
      <text:p text:style-name="P4"/>
      <text:p text:style-name="P4"/>
      <text:p text:style-name="P4"><text:soft-page-break/></text:p>
      <text:p text:style-name="P5">6. Wie veröffentlichen Sie Ihre Änderungen auf dem globalen Repository? Wie oft checken Sie Ihre Änderungen im globalen Repo ein? Was ist besser: Nach jeder Änderung, nach einigen Änderungen, wenn Sie ein zusammenhängendes Stück fertig haben, wenn Sie eine Änderung machen die viele Kollegen betrifft, einmal am Tag, einmal die Woche. Wieso?</text:p>
      <text:p text:style-name="P5"/>
      <text:p text:style-name="P14">The golden rule is not to push until you know it works – you shouldn’t even commit until then. How often you commit locally before you push depends on your personal preferences and the circumstances – try to commit as often as possible to reduce data loss and ensure not to <text:span text:style-name="T11">get in conflict with other collaborator’s changes. Especially, if they don’t trigger a merge conflict (i.e. when someone changes a file your work depends on).</text:span><text:span text:style-name="T4"> <text:s text:c="34"/></text:span></text:p>
      <text:p text:style-name="P5"/>
      <text:p text:style-name="P5"/>
      <text:p text:style-name="P8">7. Eine Version eines Files im Repo sieht so aus:</text:p>
      <text:p text:style-name="P6">„There are two versions of GitLab: Community Edition (CE) and Enterprise Edition (EE)“</text:p>
      <text:p text:style-name="P7">Ihre Version die Sie hochladen <text:span text:style-name="T6">wollen </text:span>hat an dieser Stelle:</text:p>
      <text:p text:style-name="Quotations">„There are two versions of GitLab: CE and EE.“</text:p>
      <text:p text:style-name="P7">Wie löst Gitlab diesen Konflikt?</text:p>
      <text:p text:style-name="P7"/>
      <text:p text:style-name="P9">If the first version was on your local repo before you made your version, the first version will just get overridden.</text:p>
      <text:p text:style-name="P9">However, when it was not on your local repo before you made your version, a merge conflict will occur. This has to be solved by you – you have to decide how to procede.</text:p>
      <text:p text:style-name="P9"/>
      <text:p text:style-name="P5"><text:span text:style-name="T5">8</text:span>. Hausaufgabe für jedes Team: Es muss eine chain-story (Kettengeschichte) erzählt werden bei der ALLE Teammitglieder jeweils immer einen Satz erfinden und dann einchecken. Ich will von ALLEN Teammitgliedern Sätze im Repo finden! Danach sagen Sie uns wie es ging. Haben Sie über externe Kanäle kommuniziert (Slack?). Anderweitig abgesproche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Droid Sans Fallback1" svg:font-family="'Droid Sans Fallback'" style:font-family-generic="modern" style:font-pitch="fixed"/>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alter </meta:initial-creator>
    <meta:creation-date>2014-10-22T17:30:42.384605527</meta:creation-date>
    <dc:date>2022-03-24T19:43:52.490237828</dc:date>
    <meta:editing-duration>PT3H33M16S</meta:editing-duration>
    <meta:editing-cycles>27</meta:editing-cycles>
    <meta:generator>LibreOffice/7.2.5.2.0$Linux_X86_64 LibreOffice_project/20$Build-2</meta:generator>
    <meta:print-date>2019-10-17T12:55:51.935578541</meta:print-date>
    <meta:document-statistic meta:table-count="2" meta:image-count="0" meta:object-count="0" meta:page-count="3" meta:paragraph-count="69" meta:word-count="716" meta:character-count="4417" meta:non-whitespace-character-count="3727"/>
  </office:meta>
</office:document-meta>
</file>